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Lucida Console" svg:font-family="'Lucida Console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8.498cm" style:rel-column-width="32764*"/>
    </style:style>
    <style:style style:name="Table1.B" style:family="table-column">
      <style:table-column-properties style:column-width="8.5cm" style:rel-column-width="32771*"/>
    </style:style>
    <style:style style:name="Table1.A1" style:family="table-cell">
      <style:table-cell-properties fo:padding="0cm" fo:border="none"/>
    </style:style>
    <style:style style:name="P1" style:family="paragraph" style:parent-style-name="Text_20_body">
      <style:text-properties fo:font-style="italic" style:font-style-asian="italic" style:font-style-complex="italic"/>
    </style:style>
    <style:style style:name="P2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ext_20_body"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deSnip User Database XML Data File Format</text:p>
      <text:p text:style-name="Text_20_body">The user defined snippets database displayed and edited by CodeSnip is stored in a single XML file that references a series of associated data files that store snippets' source code.</text:p>
      <text:p text:style-name="Text_20_body">The XML data file is named <text:span text:style-name="Source_20_Text">database.xml</text:span>. There have been four different file formats to date.</text:p>
      <text:p text:style-name="Text_20_body">Each tag is explained in the table below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Tag</text:p>
          </table:table-cell>
          <table:table-cell table:style-name="Table1.A1" office:value-type="string">
            <text:p text:style-name="P2">Description</text:p>
          </table:table-cell>
        </table:table-row>
        <table:table-row>
          <table:table-cell table:style-name="Table1.A1" office:value-type="string">
            <text:p text:style-name="File_20_Content">&lt;codesnip-data&gt;</text:p>
          </table:table-cell>
          <table:table-cell table:style-name="Table1.A1" office:value-type="string">
            <text:p text:style-name="Text_20_body">Parent node for whole file. Attributes are:</text:p>
            <text:p text:style-name="Text_20_body"><text:span text:style-name="T1">watermark</text:span>: identifies file as correct type – always set to <text:span text:style-name="Source_20_Text">531257EA-1EE3-4B0F-8E46-C6E7F7140106</text:span></text:p>
            <text:p text:style-name="Text_20_body"><text:span text:style-name="T1">version</text:span>: identifies version of file – determines which tags are valid and guides reading – valid versions are 1..4</text:p>
          </table:table-cell>
        </table:table-row>
        <table:table-row>
          <table:table-cell table:style-name="Table1.A1" office:value-type="string">
            <text:p text:style-name="File_20_Content"><text:s text:c="2"/>&lt;categories&gt;</text:p>
          </table:table-cell>
          <table:table-cell table:style-name="Table1.A1" office:value-type="string">
            <text:p text:style-name="Text_20_body">Contains list of all categories.</text:p>
          </table:table-cell>
        </table:table-row>
        <table:table-row>
          <table:table-cell table:style-name="Table1.A1" office:value-type="string">
            <text:p text:style-name="File_20_Content"><text:s text:c="4"/>&lt;category&gt;</text:p>
          </table:table-cell>
          <table:table-cell table:style-name="Table1.A1" office:value-type="string">
            <text:p text:style-name="Text_20_body">Contains <text:s/>information about a category. Attributes are:</text:p>
            <text:p text:style-name="P1">id<text:span text:style-name="T2">: internal (unique) id of category</text:span></text:p>
          </table:table-cell>
        </table:table-row>
        <table:table-row>
          <table:table-cell table:style-name="Table1.A1" office:value-type="string">
            <text:p text:style-name="File_20_Content"><text:s text:c="6"/>&lt;description&gt;</text:p>
          </table:table-cell>
          <table:table-cell table:style-name="Table1.A1" office:value-type="string">
            <text:p text:style-name="Text_20_body">Description of category.</text:p>
          </table:table-cell>
        </table:table-row>
        <table:table-row>
          <table:table-cell table:style-name="Table1.A1" office:value-type="string">
            <text:p text:style-name="File_20_Content"><text:s text:c="8"/>&lt;cat-routines&gt;</text:p>
          </table:table-cell>
          <table:table-cell table:style-name="Table1.A1" office:value-type="string">
            <text:p text:style-name="Text_20_body">Contains list of name of all snippets in category. Omitted if there are no snippets in category.</text:p>
          </table:table-cell>
        </table:table-row>
        <table:table-row>
          <table:table-cell table:style-name="Table1.A1" office:value-type="string">
            <text:p text:style-name="File_20_Content"><text:s text:c="10"/>&lt;pascal-name&gt;</text:p>
          </table:table-cell>
          <table:table-cell table:style-name="Table1.A1" office:value-type="string">
            <text:p text:style-name="Text_20_body">Contains name of a snippet. One per each snippet in category. <text:span text:style-name="T2">(Must begin with a letter from the English alphabet: 'A'..'Z', 'a'..'z' or '_')</text:span></text:p>
          </table:table-cell>
        </table:table-row>
        <table:table-row>
          <table:table-cell table:style-name="Table1.A1" office:value-type="string">
            <text:p text:style-name="File_20_Content"><text:s text:c="2"/>&lt;routines&gt;</text:p>
          </table:table-cell>
          <table:table-cell table:style-name="Table1.A1" office:value-type="string">
            <text:p text:style-name="Text_20_body">Contains a list of all user defined snippets.</text:p>
          </table:table-cell>
        </table:table-row>
        <table:table-row>
          <table:table-cell table:style-name="Table1.A1" office:value-type="string">
            <text:p text:style-name="File_20_Content"><text:s text:c="4"/>&lt;routine&gt;</text:p>
          </table:table-cell>
          <table:table-cell table:style-name="Table1.A1" office:value-type="string">
            <text:p text:style-name="Text_20_body">Contains information about a snippet. One per snippet. Attributes are:</text:p>
            <text:p text:style-name="P1">name<text:span text:style-name="T2">: name of snippet (must begin with a letter from the English alphabet: 'A'..'Z', 'a'..'z' or '_')</text:span></text:p>
          </table:table-cell>
        </table:table-row>
        <table:table-row>
          <table:table-cell table:style-name="Table1.A1" office:value-type="string">
            <text:p text:style-name="File_20_Content"><text:s text:c="6"/>&lt;cat-id&gt;</text:p>
          </table:table-cell>
          <table:table-cell table:style-name="Table1.A1" office:value-type="string">
            <text:p text:style-name="Text_20_body">Id of category to which snippet belongs.</text:p>
          </table:table-cell>
        </table:table-row>
        <table:table-row>
          <table:table-cell table:style-name="Table1.A1" office:value-type="string">
            <text:p text:style-name="File_20_Content"><text:s text:c="6"/>&lt;description&gt;</text:p>
          </table:table-cell>
          <table:table-cell table:style-name="Table1.A1" office:value-type="string">
            <text:p text:style-name="Text_20_body">Description of snippet</text:p>
          </table:table-cell>
        </table:table-row>
        <table:table-row>
          <table:table-cell table:style-name="Table1.A1" office:value-type="string">
            <text:p text:style-name="File_20_Content"><text:s text:c="6"/>&lt;source-code&gt;</text:p>
          </table:table-cell>
          <table:table-cell table:style-name="Table1.A1" office:value-type="string">
            <text:p text:style-name="Text_20_body">Name of file containing snippet's source code. No path included.</text:p>
          </table:table-cell>
        </table:table-row>
        <table:table-row>
          <table:table-cell table:style-name="Table1.A1" office:value-type="string">
            <text:p text:style-name="File_20_Content"><text:s text:c="6"/>&lt;comments&gt;</text:p>
          </table:table-cell>
          <table:table-cell table:style-name="Table1.A1" office:value-type="string">
            <text:p text:style-name="Text_20_body">Additional comments about snippets. Supported only in version 1 files.</text:p>
          </table:table-cell>
        </table:table-row>
        <table:table-row>
          <table:table-cell table:style-name="Table1.A1" office:value-type="string">
            <text:p text:style-name="File_20_Content"><text:s text:c="6"/>&lt;credits&gt;</text:p>
          </table:table-cell>
          <table:table-cell table:style-name="Table1.A1" office:value-type="string">
            <text:p text:style-name="Text_20_body">Credits for snippets. May contain a single piece of text, delimited by “[“ and “]” that can form a hyperlink. URL for hyperlink provided in <text:span text:style-name="Source_20_Text">&lt;credits-url&gt;</text:span>. Supported only in version 1 files.</text:p>
          </table:table-cell>
        </table:table-row>
        <table:table-row>
          <table:table-cell table:style-name="Table1.A1" office:value-type="string">
            <text:p text:style-name="File_20_Content"><text:s text:c="6"/>&lt;credits-url&gt;</text:p>
          </table:table-cell>
          <table:table-cell table:style-name="Table1.A1" office:value-type="string">
            <text:p text:style-name="Text_20_body">URL required by <text:span text:style-name="Source_20_Text">&lt;credits&gt;</text:span> tag. Present only if <text:soft-page-break/><text:span text:style-name="Source_20_Text">&lt;credits&gt;</text:span> requires a hyperlink. Supported only in version 1 files.</text:p>
          </table:table-cell>
        </table:table-row>
        <table:table-row>
          <table:table-cell table:style-name="Table1.A1" office:value-type="string">
            <text:p text:style-name="File_20_Content"><text:s text:c="6"/>&lt;extra&gt;</text:p>
          </table:table-cell>
          <table:table-cell table:style-name="Table1.A1" office:value-type="string">
            <text:p text:style-name="Text_20_body">Additional information about a snippet. Content is REML markup. Supported only from version 2 files. File version 2 indicates REML v1, File version 3 indicates REML v2 and File version 4 indicates REML v3.</text:p>
          </table:table-cell>
        </table:table-row>
        <table:table-row>
          <table:table-cell table:style-name="Table1.A1" office:value-type="string">
            <text:p text:style-name="File_20_Content"><text:s text:c="6"/>&lt;standard-format&gt;</text:p>
          </table:table-cell>
          <table:table-cell table:style-name="Table1.A1" office:value-type="string">
            <text:p text:style-name="Text_20_body">Flag indicating if snippet is in “standard format”. Value of 1 indicates true and 0 indicates false. Supported only in v1 and v2 files - <text:span text:style-name="Source_20_Text">&lt;kind&gt;</text:span> is used instead for v3 and later – value of 1 indicates a kind of “routine” and a value of 0 indicates a kind of “freeform”.</text:p>
          </table:table-cell>
        </table:table-row>
        <table:table-row>
          <table:table-cell table:style-name="Table1.A1" office:value-type="string">
            <text:p text:style-name="File_20_Content"><text:s text:c="6"/>&lt;kind&gt;</text:p>
          </table:table-cell>
          <table:table-cell table:style-name="Table1.A1" office:value-type="string">
            <text:p text:style-name="Text_20_body">Value indicating kind of snippet. Permissible values are: “freeform”, “routine”, “type” &amp; “snippet”. Supported only from v3 files and later.</text:p>
          </table:table-cell>
        </table:table-row>
        <table:table-row>
          <table:table-cell table:style-name="Table1.A1" office:value-type="string">
            <text:p text:style-name="File_20_Content"><text:s text:c="6"/>&lt;compiler-results&gt;</text:p>
          </table:table-cell>
          <table:table-cell table:style-name="Table1.A1" office:value-type="string">
            <text:p text:style-name="Text_20_body">Contains a list of compile results for the snippet.</text:p>
          </table:table-cell>
        </table:table-row>
        <table:table-row>
          <table:table-cell table:style-name="Table1.A1" office:value-type="string">
            <text:p text:style-name="File_20_Content"><text:s text:c="8"/>&lt;compiler-result&gt;</text:p>
          </table:table-cell>
          <table:table-cell table:style-name="Table1.A1" office:value-type="string">
            <text:p text:style-name="Text_20_body">Entry for each known compile result. Attribute is:</text:p>
            <text:p text:style-name="P1">id<text:span text:style-name="T2">: identifies compiler – one of “d2”, “d3”, “d4”, “d5”, “d6”, “'d7”', “d2005”, “d2006”, “d2007”, “d2009”, “d2010”, “dXE” &amp; “fpc”.</text:span></text:p>
            <text:p text:style-name="P3">Values are “Y”, “N”, “W” or “Q”. Omitting a compiler is equivalent to specifying “Q”.</text:p>
          </table:table-cell>
        </table:table-row>
        <table:table-row>
          <table:table-cell table:style-name="Table1.A1" office:value-type="string">
            <text:p text:style-name="File_20_Content"><text:s text:c="6"/>&lt;units&gt;</text:p>
          </table:table-cell>
          <table:table-cell table:style-name="Table1.A1" office:value-type="string">
            <text:p text:style-name="Text_20_body">List of required units.</text:p>
          </table:table-cell>
        </table:table-row>
        <table:table-row>
          <table:table-cell table:style-name="Table1.A1" office:value-type="string">
            <text:p text:style-name="File_20_Content"><text:s text:c="8"/>&lt;pascal-name&gt;</text:p>
          </table:table-cell>
          <table:table-cell table:style-name="Table1.A1" office:value-type="string">
            <text:p text:style-name="Text_20_body">Name of a unit within unit list.</text:p>
          </table:table-cell>
        </table:table-row>
        <table:table-row>
          <table:table-cell table:style-name="Table1.A1" office:value-type="string">
            <text:p text:style-name="File_20_Content"><text:s text:c="6"/>&lt;depends&gt;</text:p>
          </table:table-cell>
          <table:table-cell table:style-name="Table1.A1" office:value-type="string">
            <text:p text:style-name="Text_20_body">List of required snippets.</text:p>
          </table:table-cell>
        </table:table-row>
        <table:table-row>
          <table:table-cell table:style-name="Table1.A1" office:value-type="string">
            <text:p text:style-name="File_20_Content"><text:s text:c="8"/>&lt;pascal-name&gt;</text:p>
          </table:table-cell>
          <table:table-cell table:style-name="Table1.A1" office:value-type="string">
            <text:p text:style-name="Text_20_body">Name of a snippet within depends list.</text:p>
          </table:table-cell>
        </table:table-row>
        <table:table-row>
          <table:table-cell table:style-name="Table1.A1" office:value-type="string">
            <text:p text:style-name="File_20_Content"><text:s text:c="6"/>&lt;xref&gt;</text:p>
          </table:table-cell>
          <table:table-cell table:style-name="Table1.A1" office:value-type="string">
            <text:p text:style-name="Text_20_body">List of cross-referenced snippets.</text:p>
          </table:table-cell>
        </table:table-row>
        <table:table-row>
          <table:table-cell table:style-name="Table1.A1" office:value-type="string">
            <text:p text:style-name="File_20_Content"><text:s text:c="8"/>&lt;pascal-name&gt;</text:p>
          </table:table-cell>
          <table:table-cell table:style-name="Table1.A1" office:value-type="string">
            <text:p text:style-name="Text_20_body">Name of a snippet within cross-reference list.</text:p>
          </table:table-cell>
        </table:table-row>
      </table:table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Lucida Console" svg:font-family="'Lucida Console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File_20_Content" style:display-name="File Content" style:family="paragraph" style:parent-style-name="Text_20_body" style:class="text">
      <style:paragraph-properties fo:margin-top="0cm" fo:margin-bottom="0cm"/>
      <style:text-properties style:font-name="Lucida Console" fo:font-size="10pt" style:font-size-asian="10pt" style:font-size-complex="10pt"/>
    </style:style>
    <style:style style:name="File_20_Content_20_Last" style:display-name="File Content Last" style:family="paragraph" style:parent-style-name="File_20_Content" style:class="text">
      <style:paragraph-properties fo:margin-top="0cm" fo:margin-bottom="0.21cm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Lucida Console" fo:font-size="10pt" style:font-name-asian="Courier New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9" number:automatic-order="true">
      <number:day/>
      <number:text> </number:text>
      <number:month number:textual="true"/>
      <number:text> </number:text>
      <number:year/>
    </number:date-style>
    <number:time-style style:name="N40">
      <number:hours number:style="long"/>
      <number:text>:</number:text>
      <number:minutes number:style="long"/>
    </number:time-style>
  </office:automatic-styles>
  <office:master-styles>
    <style:master-page style:name="Standard" style:page-layout-name="Mpm1">
      <style:footer>
        <text:p text:style-name="Footer">Last updated: <text:modification-date style:data-style-name="N39">28 Nov 10</text:modification-date> <text:modification-time style:data-style-name="N40">01:40</text:modification-time><text:tab/><text:tab/>Page <text:page-number text:select-page="current">2</text:page-number> of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ter Johnson</meta:initial-creator>
    <meta:creation-date>2009-06-20T03:33:10.59</meta:creation-date>
    <dc:date>2010-11-28T01:40:29.75</dc:date>
    <dc:creator>Peter Johnson</dc:creator>
    <meta:editing-duration>PT08H22M51S</meta:editing-duration>
    <meta:editing-cycles>37</meta:editing-cycles>
    <meta:generator>OpenOffice.org/3.0$Win32 OpenOffice.org_project/300m15$Build-9379</meta:generator>
    <meta:document-statistic meta:table-count="1" meta:image-count="0" meta:object-count="0" meta:page-count="2" meta:paragraph-count="63" meta:word-count="530" meta:character-count="3327"/>
    <meta:user-defined meta:name="Info 1"/>
    <meta:user-defined meta:name="Info 2"/>
    <meta:user-defined meta:name="Info 3"/>
    <meta:user-defined meta:name="Info 4"/>
  </office:meta>
</office:document-meta>
</file>